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matplotlib.pyplot as plt</text:p>
      <text:p text:style-name="Standard">import numpy as np</text:p>
      <text:p text:style-name="Standard">import pandas as pd</text:p>
      <text:p text:style-name="Standard"/>
      <text:p text:style-name="Standard">df= pd.read_csv("Lab16.csv")</text:p>
      <text:p text:style-name="Standard"/>
      <text:p text:style-name="Standard">coursename=[]</text:p>
      <text:p text:style-name="Standard">cie_see=[]</text:p>
      <text:p text:style-name="Standard">c=df.columns</text:p>
      <text:p text:style-name="Standard">course= c[1:] # start with CS301</text:p>
      <text:p text:style-name="Standard"/>
      <text:p text:style-name="Standard"/>
      <text:p text:style-name="Standard"># course name</text:p>
      <text:p text:style-name="Standard">for i in range(0,len(course),2):</text:p>
      <text:p text:style-name="Standard"><text:s/>cie_cname = course[i]</text:p>
      <text:p text:style-name="Standard"><text:s/>cname = cie_cname[:5]</text:p>
      <text:p text:style-name="Standard"><text:s/>coursename.append(cname)</text:p>
      <text:p text:style-name="Standard"/>
      <text:p text:style-name="Standard">ciec= df.iloc[:,1:12:2].mean(axis=0) # cie avearge for each course</text:p>
      <text:p text:style-name="Standard">seec= df.iloc[:,2:13:2].mean(axis=0) # see average for each course</text:p>
      <text:p text:style-name="Standard"/>
      <text:p text:style-name="Standard"/>
      <text:p text:style-name="Standard">for i in range(0, len(seec)): # cie and see avg</text:p>
      <text:p text:style-name="Standard"><text:s/>cie_see.append((ciec[i]+seec[i])/2)</text:p>
      <text:p text:style-name="Standard"/>
      <text:p text:style-name="Standard">i1=cie_see.index(max(cie_see)) # highest score and subject</text:p>
      <text:p text:style-name="Standard">print("subject code {0} with highest score is {1}".format( <text:s/>coursename[i1],max(cie_see),))</text:p>
      <text:p text:style-name="Standard"/>
      <text:p text:style-name="Standard"/>
      <text:p text:style-name="Standard"/>
      <text:p text:style-name="Standard"># cie avg and see avg for each student</text:p>
      <text:p text:style-name="Standard">cies=df.iloc[:,1:12:2].mean(axis=1) # cie avg for each usn</text:p>
      <text:p text:style-name="Standard">sees=df.iloc[:,2:13:2].mean(axis=1) # see avg for each usn</text:p>
      <text:p text:style-name="Standard">usn= df.iloc[:,0] # usn for each student'''</text:p>
      <text:p text:style-name="Standard"/>
      <text:p text:style-name="Standard"/>
      <text:p text:style-name="Standard"># drawing bar graph code here</text:p>
      <text:p text:style-name="Standard">r= np.arange(10)</text:p>
      <text:p text:style-name="Standard">width=.4</text:p>
      <text:p text:style-name="Standard">fig = plt.figure(figsize = (10, 5))</text:p>
      <text:p text:style-name="Standard">plt.bar(r,cies , width=.4,color ="red", label="CIE") # bar 1</text:p>
      <text:p text:style-name="Standard">plt.bar(r+width,sees, width=.4,color ="green", label="SEE") # bar 2</text:p>
      <text:p text:style-name="Standard">plt.xlabel("Students USN")</text:p>
      <text:p text:style-name="Standard">plt.ylabel("CIE Vs SEE SCORE")</text:p>
      <text:p text:style-name="Standard">plt.xticks(r + width/2, usn)</text:p>
      <text:p text:style-name="Standard"/>
      <text:p text:style-name="Standard">plt.legend()</text:p>
      <text:p text:style-name="Standard">plt.title("Students Performance Avg CIE vs Avg SEE"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09:33:43.242913113</meta:creation-date>
    <dc:date>2022-05-11T09:34:05.629571410</dc:date>
    <meta:editing-duration>PT23S</meta:editing-duration>
    <meta:editing-cycles>1</meta:editing-cycles>
    <meta:document-statistic meta:table-count="0" meta:image-count="0" meta:object-count="0" meta:page-count="1" meta:paragraph-count="35" meta:word-count="158" meta:character-count="1210" meta:non-whitespace-character-count="1082"/>
    <meta:generator>LibreOffice/6.4.7.2$Linux_X86_64 LibreOffice_project/40$Build-2</meta:generator>
  </office:meta>
</office:document-meta>
</file>